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1fb49d" officeooo:paragraph-rsid="001fb49d"/>
    </style:style>
    <style:style style:name="P10" style:family="paragraph" style:parent-style-name="Standard">
      <style:text-properties style:text-underline-style="none" officeooo:rsid="0021afa2" officeooo:paragraph-rsid="0021afa2"/>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56cc6" officeooo:paragraph-rsid="00356cc6" style:font-weight-asian="bold" style:font-weight-complex="bold"/>
    </style:style>
    <style:style style:name="P19" style:family="paragraph" style:parent-style-name="Standard">
      <style:text-properties style:text-underline-style="none" fo:font-weight="bold" officeooo:rsid="00376c65" officeooo:paragraph-rsid="003bc879" style:font-weight-asian="bold" style:font-weight-complex="bold"/>
    </style:style>
    <style:style style:name="P20" style:family="paragraph" style:parent-style-name="Standard">
      <style:text-properties style:text-underline-style="none" fo:font-weight="bold" officeooo:rsid="00405c0e" officeooo:paragraph-rsid="00405c0e" style:font-weight-asian="bold" style:font-weight-complex="bold"/>
    </style:style>
    <style:style style:name="P21" style:family="paragraph" style:parent-style-name="Standard">
      <style:text-properties style:text-underline-style="none" officeooo:rsid="002bb562" officeooo:paragraph-rsid="002bb562"/>
    </style:style>
    <style:style style:name="P22" style:family="paragraph" style:parent-style-name="Standard">
      <style:text-properties style:text-underline-style="none" officeooo:rsid="002bf7b8" officeooo:paragraph-rsid="002bf7b8"/>
    </style:style>
    <style:style style:name="P23" style:family="paragraph" style:parent-style-name="Standard">
      <style:text-properties style:text-underline-style="none" officeooo:rsid="002eeea9" officeooo:paragraph-rsid="002eeea9"/>
    </style:style>
    <style:style style:name="P24" style:family="paragraph" style:parent-style-name="Standard">
      <style:text-properties style:text-underline-style="none" officeooo:rsid="002ff443" officeooo:paragraph-rsid="002ff443"/>
    </style:style>
    <style:style style:name="P25" style:family="paragraph" style:parent-style-name="Standard">
      <style:text-properties style:text-underline-style="none" officeooo:rsid="00303da3" officeooo:paragraph-rsid="00303da3"/>
    </style:style>
    <style:style style:name="P26" style:family="paragraph" style:parent-style-name="Standard">
      <style:text-properties style:text-underline-style="none" officeooo:rsid="0027002f" officeooo:paragraph-rsid="0029189c"/>
    </style:style>
    <style:style style:name="P27" style:family="paragraph" style:parent-style-name="Standard">
      <style:text-properties style:text-underline-style="none" officeooo:rsid="0031da69" officeooo:paragraph-rsid="0031da69"/>
    </style:style>
    <style:style style:name="P28" style:family="paragraph" style:parent-style-name="Standard">
      <style:text-properties style:text-underline-style="none" officeooo:rsid="00329070" officeooo:paragraph-rsid="0031da69"/>
    </style:style>
    <style:style style:name="P29" style:family="paragraph" style:parent-style-name="Standard">
      <style:text-properties style:text-underline-style="none" officeooo:rsid="00329070" officeooo:paragraph-rsid="00329070"/>
    </style:style>
    <style:style style:name="P30" style:family="paragraph" style:parent-style-name="Standard">
      <style:text-properties style:text-underline-style="none" officeooo:rsid="00356cc6" officeooo:paragraph-rsid="00356cc6"/>
    </style:style>
    <style:style style:name="P31" style:family="paragraph" style:parent-style-name="Standard">
      <style:text-properties style:text-underline-style="none" officeooo:rsid="0039e6b6" officeooo:paragraph-rsid="003bc879"/>
    </style:style>
    <style:style style:name="P32" style:family="paragraph" style:parent-style-name="Standard">
      <style:text-properties style:text-underline-style="none" officeooo:rsid="003bc879" officeooo:paragraph-rsid="003bc879"/>
    </style:style>
    <style:style style:name="P33" style:family="paragraph" style:parent-style-name="Standard">
      <style:text-properties style:text-underline-style="none" fo:font-weight="normal" officeooo:rsid="003cd046" officeooo:paragraph-rsid="003cd046" style:font-weight-asian="normal" style:font-weight-complex="normal"/>
    </style:style>
    <style:style style:name="P34" style:family="paragraph" style:parent-style-name="Standard">
      <style:text-properties style:text-underline-style="none" fo:font-weight="normal" officeooo:rsid="003e6efd" officeooo:paragraph-rsid="003e6efd" style:font-weight-asian="normal" style:font-weight-complex="normal"/>
    </style:style>
    <style:style style:name="P35" style:family="paragraph" style:parent-style-name="Standard">
      <style:text-properties style:text-underline-style="none" fo:font-weight="normal" officeooo:rsid="00405c0e" officeooo:paragraph-rsid="00405c0e" style:font-weight-asian="normal" style:font-weight-complex="normal"/>
    </style:style>
    <style:style style:name="P36" style:family="paragraph" style:parent-style-name="Standard">
      <style:text-properties style:text-underline-style="none" fo:font-weight="normal" officeooo:rsid="00405c0e" officeooo:paragraph-rsid="0048bcdf" style:font-weight-asian="normal" style:font-weight-complex="normal"/>
    </style:style>
    <style:style style:name="P37" style:family="paragraph" style:parent-style-name="Standard">
      <style:text-properties style:text-underline-style="none" fo:font-weight="normal" officeooo:rsid="00484b82" officeooo:paragraph-rsid="00484b82" style:font-weight-asian="normal" style:font-weight-complex="normal"/>
    </style:style>
    <style:style style:name="P38" style:family="paragraph" style:parent-style-name="Standard">
      <style:text-properties style:text-underline-style="none" fo:font-weight="normal" officeooo:rsid="004a345d" officeooo:paragraph-rsid="004a345d" style:font-weight-asian="normal" style:font-weight-complex="normal"/>
    </style:style>
    <style:style style:name="P39" style:family="paragraph" style:parent-style-name="Standard">
      <style:text-properties style:text-underline-style="solid" style:text-underline-width="auto" style:text-underline-color="font-color" officeooo:rsid="0023004d" officeooo:paragraph-rsid="0027002f"/>
    </style:style>
    <style:style style:name="P40" style:family="paragraph" style:parent-style-name="Standard">
      <style:text-properties fo:font-size="14pt" style:text-underline-style="none" fo:font-weight="bold" officeooo:rsid="003cd046" officeooo:paragraph-rsid="003cd046" style:font-size-asian="14pt" style:font-weight-asian="bold" style:font-size-complex="14pt" style:font-weight-complex="bold"/>
    </style:style>
    <style:style style:name="P41" style:family="paragraph" style:parent-style-name="Preformatted_20_Text">
      <style:text-properties style:text-underline-style="none" officeooo:rsid="001fb49d" officeooo:paragraph-rsid="001fb49d"/>
    </style:style>
    <style:style style:name="P42" style:family="paragraph" style:parent-style-name="Preformatted_20_Text">
      <style:paragraph-properties fo:margin-top="0cm" fo:margin-bottom="0.499cm" loext:contextual-spacing="false"/>
    </style:style>
    <style:style style:name="P43" style:family="paragraph" style:parent-style-name="Standard" style:list-style-name="L1">
      <style:text-properties officeooo:rsid="001c6c16" officeooo:paragraph-rsid="001c6c16"/>
    </style:style>
    <style:style style:name="P44" style:family="paragraph" style:parent-style-name="Standard" style:list-style-name="L2">
      <style:text-properties style:text-underline-style="none" officeooo:rsid="0031da69" officeooo:paragraph-rsid="0031da69"/>
    </style:style>
    <style:style style:name="P45" style:family="paragraph" style:parent-style-name="Standard">
      <style:text-properties style:text-underline-style="none" fo:font-weight="normal" officeooo:rsid="004b0792" officeooo:paragraph-rsid="004b0792" style:font-weight-asian="normal" style:font-weight-complex="normal"/>
    </style:style>
    <style:style style:name="P46" style:family="paragraph" style:parent-style-name="Standard">
      <style:text-properties style:text-underline-style="none" fo:font-weight="normal" officeooo:rsid="004d839f" officeooo:paragraph-rsid="004d839f" style:font-weight-asian="normal" style:font-weight-complex="normal"/>
    </style:style>
    <style:style style:name="P47" style:family="paragraph" style:parent-style-name="Standard">
      <style:text-properties style:text-underline-style="none" fo:font-weight="normal" officeooo:rsid="004f0864" officeooo:paragraph-rsid="004f0864" style:font-weight-asian="normal" style:font-weight-complex="normal"/>
    </style:style>
    <style:style style:name="P48" style:family="paragraph" style:parent-style-name="Standard">
      <style:text-properties style:text-underline-style="none" fo:font-weight="normal" officeooo:rsid="005204d7" officeooo:paragraph-rsid="005204d7" style:font-weight-asian="normal" style:font-weight-complex="normal"/>
    </style:style>
    <style:style style:name="P49" style:family="paragraph" style:parent-style-name="Standard">
      <style:text-properties style:text-underline-style="none" fo:font-weight="normal" officeooo:rsid="00554a6e" officeooo:paragraph-rsid="00554a6e" style:font-weight-asian="normal" style:font-weight-complex="normal"/>
    </style:style>
    <style:style style:name="P50" style:family="paragraph" style:parent-style-name="Standard" style:list-style-name="L3">
      <style:text-properties style:text-underline-style="none" fo:font-weight="normal" officeooo:rsid="00554a6e" officeooo:paragraph-rsid="00554a6e" style:font-weight-asian="normal" style:font-weight-complex="normal"/>
    </style:style>
    <style:style style:name="P51" style:family="paragraph" style:parent-style-name="Standard">
      <style:text-properties fo:font-size="14pt" style:text-underline-style="none" fo:font-weight="bold" officeooo:rsid="004d839f" officeooo:paragraph-rsid="004d839f"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aaba"/>
    </style:style>
    <style:style style:name="T6" style:family="text">
      <style:text-properties fo:font-weight="bold" style:font-weight-asian="bold" style:font-weight-complex="bold"/>
    </style:style>
    <style:style style:name="T7" style:family="text">
      <style:text-properties fo:font-weight="bold" officeooo:rsid="00376c65" style:font-weight-asian="bold" style:font-weight-complex="bold"/>
    </style:style>
    <style:style style:name="T8" style:family="text">
      <style:text-properties fo:font-weight="bold" officeooo:rsid="003cd046" style:font-weight-asian="bold" style:font-weight-complex="bold"/>
    </style:style>
    <style:style style:name="T9" style:family="text">
      <style:text-properties fo:font-weight="bold" officeooo:rsid="0057224d" style:font-weight-asian="bold" style:font-weight-complex="bold"/>
    </style:style>
    <style:style style:name="T10" style:family="text">
      <style:text-properties officeooo:rsid="002544a7"/>
    </style:style>
    <style:style style:name="T11" style:family="text">
      <style:text-properties officeooo:rsid="0027002f"/>
    </style:style>
    <style:style style:name="T12" style:family="text">
      <style:text-properties officeooo:rsid="002b8978"/>
    </style:style>
    <style:style style:name="T13" style:family="text">
      <style:text-properties officeooo:rsid="00303da3"/>
    </style:style>
    <style:style style:name="T14" style:family="text">
      <style:text-properties officeooo:rsid="00376c65"/>
    </style:style>
    <style:style style:name="T15" style:family="text">
      <style:text-properties officeooo:rsid="003bc879"/>
    </style:style>
    <style:style style:name="T16" style:family="text">
      <style:text-properties officeooo:rsid="003e6efd"/>
    </style:style>
    <style:style style:name="T17" style:family="text">
      <style:text-properties officeooo:rsid="00405c0e"/>
    </style:style>
    <style:style style:name="T18" style:family="text">
      <style:text-properties officeooo:rsid="004aad0e"/>
    </style:style>
    <style:style style:name="T19" style:family="text">
      <style:text-properties officeooo:rsid="004c87b1"/>
    </style:style>
    <style:style style:name="T20" style:family="text">
      <style:text-properties officeooo:rsid="0050cefe"/>
    </style:style>
    <style:style style:name="T21" style:family="text">
      <style:text-properties fo:font-size="16pt" officeooo:rsid="0056845c" style:font-size-asian="16pt" style:font-size-complex="16pt"/>
    </style:style>
    <style:style style:name="T22" style:family="text">
      <style:text-properties fo:font-size="16pt" officeooo:rsid="0057224d" style:font-size-asian="16pt" style:font-size-complex="16pt"/>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56845c" style:font-size-asian="16pt" style:font-weight-asian="bold" style:font-size-complex="16pt" style:font-weight-complex="bold"/>
    </style:style>
    <style:style style:name="T25" style:family="text">
      <style:text-properties fo:font-size="16pt" fo:font-weight="bold" officeooo:rsid="0057224d" style:font-size-asian="16pt" style:font-weight-asian="bold" style:font-size-complex="16pt" style:font-weight-complex="bold"/>
    </style:style>
    <style:style style:name="T26" style:family="text">
      <style:text-properties officeooo:rsid="0056845c"/>
    </style:style>
    <style:style style:name="T27" style:family="text">
      <style:text-properties fo:font-size="12pt" style:font-size-asian="12pt" style:font-size-complex="12pt"/>
    </style:style>
    <style:style style:name="T28" style:family="text">
      <style:text-properties fo:font-size="12pt" officeooo:rsid="0056845c" style:font-size-asian="12pt" style:font-size-complex="12pt"/>
    </style:style>
    <style:style style:name="T29" style:family="text">
      <style:text-properties fo:font-size="12pt" officeooo:rsid="0057224d" style:font-size-asian="12pt" style:font-size-complex="12pt"/>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weight="bold" officeooo:rsid="0057224d" style:font-size-asian="12pt" style:font-weight-asian="bold" style:font-size-complex="12pt" style:font-weight-complex="bold"/>
    </style:style>
    <style:style style:name="T32" style:family="text">
      <style:text-properties officeooo:rsid="0057224d"/>
    </style:style>
    <style:style style:name="T33" style:family="text">
      <style:text-properties officeooo:rsid="005b91a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p text:style-name="P4">* <text:span text:style-name="T1">Kernel main functions:</text:span></text:p>
      <text:list xml:id="list1477378790" text:style-name="L1">
        <text:list-item>
          <text:p text:style-name="P43">System memory management</text:p>
        </text:list-item>
        <text:list-item>
          <text:p text:style-name="P43">Software program management</text:p>
        </text:list-item>
        <text:list-item>
          <text:p text:style-name="P43">Hardware management</text:p>
        </text:list-item>
        <text:list-item>
          <text:p text:style-name="P43">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8"/>
      <text:p text:style-name="P8"/>
      <text:p text:style-name="P8"/>
      <text:p text:style-name="P9">The memory locations are grouped into blocks called <text:span text:style-name="T6">PAGES</text:span>, the kernel locates the pages in the physical memory and in the swap space. <text:span text:style-name="T5">The kernel have a table with all the location of the pages and which pages are in use and the ones that are idle.</text:span></text:p>
      <text:p text:style-name="P9"/>
      <text:p text:style-name="P10">The idle pages are being send to the swap space –&gt; <text:span text:style-name="T3">swapping out</text:span> (even if there is <text:span text:style-name="T10">ram</text:span> available)</text:p>
      <text:p text:style-name="P39"/>
      <text:p text:style-name="P13"><text:soft-page-break/><text:span text:style-name="T3">Swapping on</text:span>, <text:span text:style-name="T11">when the kernel move to the ram memory PAGES that are in the virtual memory. </text:span></text:p>
      <text:p text:style-name="P13"/>
      <text:p text:style-name="P26">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2">Software Program Management:</text:span></text:p>
      <text:p text:style-name="P15">Linux OS calls a running program a PROCESS.</text:p>
      <text:p text:style-name="P15"/>
      <text:p text:style-name="P21">A process can run in the foreground, background or displaying output into the screen. The kernel controls how the Linux manages all the processes running on the system.</text:p>
      <text:p text:style-name="P21"/>
      <text:p text:style-name="P22"><text:span text:style-name="T4">INIT PROCESS:</text:span> <text:s/>First process created by the kernel to start all other processes on the system.</text:p>
      <text:p text:style-name="P22"/>
      <text:p text:style-name="P23">When the kernel starts it loads the init proces into virtual memory. As the kernel starts each additional process it gives an unique area in virtual memory to store data and code that the process uses.</text:p>
      <text:p text:style-name="P23"/>
      <text:p text:style-name="P24">At boot time linux systems have a table of processes to start.</text:p>
      <text:p text:style-name="P24">On ubuntu: <text:s/>/etc/init.d</text:p>
      <text:p text:style-name="P24">Other systems: <text:s/>/etc/inittabs</text:p>
      <text:p text:style-name="P24">These folders contains scripts to start <text:span text:style-name="T13">or stop</text:span> the applications/programs when booting.</text:p>
      <text:p text:style-name="P23"/>
      <text:p text:style-name="P25">These scripts are started via entries under /etc/rcX.d , where X is a run level.</text:p>
      <text:p text:style-name="P25"/>
      <text:p text:style-name="P27"><text:span text:style-name="T6">Run levels:</text:span> <text:s/>Is an init systems that is being used to direct the init process to run only certain type of processes. There are 5 init run levels:</text:p>
      <text:list xml:id="list182988997" text:style-name="L2">
        <text:list-item>
          <text:p text:style-name="P44">Level 1: <text:span text:style-name="T3">Single user mode</text:span>. Only basic system processes are started with only one console terminal. For emergencies when all is broken.</text:p>
        </text:list-item>
        <text:list-item>
          <text:p text:style-name="P44">Level 3: the standard init run level. Most of the application software is started.</text:p>
        </text:list-item>
        <text:list-item text:start-value="1">
          <text:p text:style-name="P44">Level 5: The system starts the X Window Software allowing the user to use the GUI.</text:p>
        </text:list-item>
      </text:list>
      <text:p text:style-name="P28"/>
      <text:p text:style-name="P29"><text:span text:style-name="T6">Systemd</text:span>: Many distros are now using systemd instead of init as init system.</text:p>
      <text:p text:style-name="P16"/>
      <text:p text:style-name="P41"><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42"><text:s text:c="3"/>└─────────┴───────────────────┘</text:p>
      <text:p text:style-name="P9"/>
      <text:p text:style-name="P9"><text:soft-page-break/></text:p>
      <text:p text:style-name="P18">Shell scripts: page 269</text:p>
      <text:p text:style-name="P30"/>
      <text:p text:style-name="P30"><text:span text:style-name="T6">* </text:span><text:span text:style-name="T14">Add </text:span><text:span text:style-name="T7"><text:s/>#!/bin/bash</text:span><text:span text:style-name="T14"> <text:s/>at the beginning of the script always (or the shell that you want to use, sh,csh, etc). </text:span></text:p>
      <text:p text:style-name="P30"/>
      <text:p text:style-name="P31">This tells the shell <text:span text:style-name="T15">that the file is a shell script and </text:span>which shell have to read it, bash in this case.</text:p>
      <text:p text:style-name="P31"/>
      <text:p text:style-name="P32"><text:span text:style-name="T6"># </text:span>Is a commentary on linux but if comes with ! means that the shell will interpret the content of the file as a script <text:s text:c="3"/><text:span text:style-name="T6"><text:s/></text:span><text:span text:style-name="T7">#!</text:span></text:p>
      <text:p text:style-name="P19"/>
      <text:p text:style-name="P32"><text:span text:style-name="T7">* </text:span><text:span text:style-name="T8">Make the script executable:</text:span></text:p>
      <text:p text:style-name="P33">chmod u+x &lt;script name&gt;</text:p>
      <text:p text:style-name="P33"/>
      <text:p text:style-name="P40">* <text:span text:style-name="T16">Echo command:</text:span></text:p>
      <text:p text:style-name="P34">echo <text:span text:style-name="T6">-n </text:span>will display the output in the same line than the text.</text:p>
      <text:p text:style-name="P34"/>
      <text:p text:style-name="P35">echo -n “Let’s see the date: ”</text:p>
      <text:p text:style-name="P35">date</text:p>
      <text:p text:style-name="P35"/>
      <text:p text:style-name="P36">Let’s see the date: Wed 9 Jan 01:38:42 …</text:p>
      <text:p text:style-name="P36"/>
      <text:p text:style-name="P37">(add a variation if you want: <text:s/><text:span text:style-name="T17">date +’%d/%m/%y’ </text:span>)</text:p>
      <text:p text:style-name="P35"/>
      <text:p text:style-name="P20">– <text:span text:style-name="T18">Environment variables inside echo:</text:span></text:p>
      <text:p text:style-name="P35">echo "User info for userid: $USER"</text:p>
      <text:p text:style-name="P35"/>
      <text:p text:style-name="P38">– To show a metacharacter inside echo: <text:s/><text:span text:style-name="T6"><text:s/>\</text:span></text:p>
      <text:p text:style-name="P38"/>
      <text:p text:style-name="P38">echo "The cost of the item is<text:span text:style-name="T6"> </text:span>\$15"</text:p>
      <text:p text:style-name="P35">The cost of the item is $15</text:p>
      <text:p text:style-name="P35"/>
      <text:p text:style-name="P35"/>
      <text:p text:style-name="P35"/>
      <text:p text:style-name="P45">page 27<text:span text:style-name="T19">6</text:span></text:p>
      <text:p text:style-name="P45"/>
      <text:p text:style-name="P51">* Command Substitution:</text:p>
      <text:p text:style-name="P46"/>
      <text:p text:style-name="P47">Extract information from the output of a command and as<text:span text:style-name="T20">s</text:span>ig<text:span text:style-name="T20">n</text:span> it to a variable.</text:p>
      <text:p text:style-name="P48">After that you can use the variable like <text:span text:style-name="T33">if </text:span>it was the command it self.</text:p>
      <text:p text:style-name="P48"/>
      <text:p text:style-name="P49">There are to ways to assign the output of a command to a variable:</text:p>
      <text:list xml:id="list1231856739" text:style-name="L3">
        <text:list-header>
          <text:p text:style-name="P50"/>
        </text:list-header>
        <text:list-item>
          <text:p text:style-name="P50">The <text:span text:style-name="T6">backtick</text:span> character <text:span text:style-name="T26">(accent obert)</text:span>: <text:s text:c="2"/><text:span text:style-name="T23"><text:s text:c="2"/>` <text:s text:c="5"/></text:span><text:span text:style-name="T31">example</text:span><text:span text:style-name="T29">:</text:span><text:span text:style-name="T27"> <text:s/></text:span><text:span text:style-name="T24"><text:s/></text:span><text:span text:style-name="T28">my_variable=`date`</text:span></text:p>
        </text:list-item>
        <text:list-item>
          <text:p text:style-name="P50">The <text:span text:style-name="T6">$()</text:span> format <text:s text:c="53"/><text:span text:style-name="T9">exampe</text:span><text:span text:style-name="T32">: <text:s/>my_variable=$(date)</text:span></text:p>
        </text:list-item>
      </text:list>
      <text:p text:style-name="P49"/>
      <text:p text:style-name="P49"/>
      <text:p text:style-name="P47"/>
      <text:p text:style-name="P47"/>
      <text:p text:style-name="P47"><text:soft-page-break/></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0T00:15:44.340000000</dc:date>
    <meta:editing-duration>PT6H7M40S</meta:editing-duration>
    <meta:editing-cycles>58</meta:editing-cycles>
    <meta:generator>LibreOffice/6.1.4.2$Windows_X86_64 LibreOffice_project/9d0f32d1f0b509096fd65e0d4bec26ddd1938fd3</meta:generator>
    <meta:document-statistic meta:table-count="0" meta:image-count="1" meta:object-count="0" meta:page-count="4" meta:paragraph-count="67" meta:word-count="661" meta:character-count="3933" meta:non-whitespace-character-count="3176"/>
  </office:meta>
</office:document-meta>
</file>